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Stundenplanung M326</text:p>
          </table:table-cell>
          <table:table-cell table:number-columns-repeated="2"/>
        </table:table-row>
        <table:table-row table:style-name="ro1"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IN19-23c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ektion</text:p>
          </table:table-cell>
          <table:table-cell office:value-type="string" calcext:value-type="string">
            <text:p>Thema</text:p>
          </table:table-cell>
        </table:table-row>
        <table:table-row table:style-name="ro1">
          <table:table-cell office:value-type="date" office:date-value="2021-08-19" calcext:value-type="date">
            <text:p>19.08.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1-08-26" calcext:value-type="date">
            <text:p>26.08.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1-09-02" calcext:value-type="date">
            <text:p>02.09.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1-09-09" calcext:value-type="date">
            <text:p>09.09.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1-09-16" calcext:value-type="date">
            <text:p>16.09.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1-09-23" calcext:value-type="date">
            <text:p>23.09.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1-09-30" calcext:value-type="date">
            <text:p>30.09.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1-10-07" calcext:value-type="date">
            <text:p>07.10.2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rbstferi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9.10.-24.10.2021</text:p>
          </table:table-cell>
        </table:table-row>
        <table:table-row table:style-name="ro1">
          <table:table-cell office:value-type="date" office:date-value="2021-10-28" calcext:value-type="date">
            <text:p>28.10.2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04" calcext:value-type="date">
            <text:p>04.11.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1-11-11" calcext:value-type="date">
            <text:p>11.11.2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1-11-18" calcext:value-type="date">
            <text:p>18.11.2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1-11-25" calcext:value-type="date">
            <text:p>25.11.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äsentationen</text:p>
          </table:table-cell>
        </table:table-row>
        <table:table-row table:style-name="ro1">
          <table:table-cell office:value-type="date" office:date-value="2021-12-02" calcext:value-type="date">
            <text:p>02.12.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äsentationen</text:p>
          </table:table-cell>
        </table:table-row>
        <table:table-row table:style-name="ro1">
          <table:table-cell office:value-type="date" office:date-value="2021-12-09" calcext:value-type="date">
            <text:p>09.12.2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1-12-16" calcext:value-type="date">
            <text:p>16.12.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ihnachtsferi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.12.2021-02.01.2022</text:p>
          </table:table-cell>
        </table:table-row>
        <table:table-row table:style-name="ro1">
          <table:table-cell office:value-type="date" office:date-value="2022-01-06" calcext:value-type="date">
            <text:p>06.01.2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date" office:date-value="2022-01-13" calcext:value-type="date">
            <text:p>13.01.2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2-01-20" calcext:value-type="date">
            <text:p>20.01.2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date" office:date-value="2022-01-27" calcext:value-type="date">
            <text:p>27.01.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.00.0000</text:date>, <text:time style:data-style-name="N2" text:time-value="10:21:02.811783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19T08:21:09.938532399</meta:creation-date>
    <dc:date>2021-04-27T07:23:31.272186375</dc:date>
    <meta:editing-duration>P1DT21H28M59S</meta:editing-duration>
    <meta:editing-cycles>6</meta:editing-cycles>
    <meta:generator>LibreOffice/7.1.2.2$MacOSX_X86_64 LibreOffice_project/8a45595d069ef5570103caea1b71cc9d82b2aae4</meta:generator>
    <meta:document-statistic meta:table-count="1" meta:cell-count="52" meta:object-count="0"/>
  </office:meta>
</office:document-meta>
</file>